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Standard" style:family="paragraph">
      <style:paragraph-properties fo:text-align="center"/>
      <style:text-properties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olumn44" style:family="table-column">
      <style:table-column-properties style:column-width="2.1625in"/>
    </style:style>
    <style:style style:name="TableColumn45" style:family="table-column">
      <style:table-column-properties style:column-width="2.0326in"/>
    </style:style>
    <style:style style:name="TableColumn46" style:family="table-column">
      <style:table-column-properties style:column-width="2.0979in"/>
    </style:style>
    <style:style style:name="Table43" style:family="table">
      <style:table-properties style:width="6.293in" fo:margin-left="0in" table:align="left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fo:font-weight="bold" style:font-weight-asian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fo:font-weight="bold" style:font-weight-asian="bold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Kassenfunktion</text:p>
      <text:p text:style-name="Standard"/>
      <text:p text:style-name="Standard"/>
      <text:p text:style-name="Standard">1. Testnummer: Kasse-1</text:p>
      <text:p text:style-name="Standard">2. Datum: 30.4.2016, 1.5.2016</text:p>
      <text:p text:style-name="Standard">3. Zu testende Klassen: Abrechnungsrahmen, AbfüllMaterialTableModel,<text:s/>DienstleistngenTableModel,<text:s/><text:tab/><text:tab/>ZusatzProduktTableModel, Einkauf, Einkaufsposition</text:p>
      <text:p text:style-name="Standard"/>
      <text:p text:style-name="Standard">4. getestete Problemfälle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Testfall</text:p>
          </table:table-cell>
          <table:table-cell table:style-name="TableCell9">
            <text:p text:style-name="P10">erfolgreich/Nicht erfolgreich</text:p>
          </table:table-cell>
          <table:table-cell table:style-name="TableCell11">
            <text:p text:style-name="P12">Anmerkungen</text:p>
          </table:table-cell>
        </table:table-row>
        <table:table-row table:style-name="TableRow13">
          <table:table-cell table:style-name="TableCell14">
            <text:p text:style-name="P15">Mehrere Zusatzprodukte bzw. Abfüllmaterialien</text:p>
          </table:table-cell>
          <table:table-cell table:style-name="TableCell16">
            <text:p text:style-name="P17">erfolgreich</text:p>
          </table:table-cell>
          <table:table-cell table:style-name="TableCell18">
            <text:p text:style-name="P19">ZusatzprodukteTableModel angepasst<text:s/></text:p>
          </table:table-cell>
        </table:table-row>
        <table:table-row table:style-name="TableRow20">
          <table:table-cell table:style-name="TableCell21">
            <text:p text:style-name="P22">Keine Zusatzprodukte und Abfüllmaterialien</text:p>
          </table:table-cell>
          <table:table-cell table:style-name="TableCell23">
            <text:p text:style-name="P24">erfolgreich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Kostensumme aktualisieren</text:p>
          </table:table-cell>
          <table:table-cell table:style-name="TableCell30">
            <text:p text:style-name="P31">erfolgreich</text:p>
          </table:table-cell>
          <table:table-cell table:style-name="TableCell32">
            <text:p text:style-name="P33">Vielleicht kann man das ändern, dass man immer erst die Tabelle mit der Maus verlassen muss, bevor die Kostensumme aktualisiert wird?</text:p>
            <text:p text:style-name="P34">Zumindest muss man den Benutzer darauf hinweisen!</text:p>
          </table:table-cell>
        </table:table-row>
        <table:table-row table:style-name="TableRow35">
          <table:table-cell table:style-name="TableCell36">
            <text:p text:style-name="P37">Einkauf abschließen</text:p>
          </table:table-cell>
          <table:table-cell table:style-name="TableCell38">
            <text:p text:style-name="P39">Nicht erfolgreich</text:p>
          </table:table-cell>
          <table:table-cell table:style-name="TableCell40">
            <text:p text:style-name="P41">Total muss sicherheitshalber noch einmal neu berechnet werden oder der Button „Einkauf abschließen“ muss disabled werden, bis nach einer Änderung der Dateneingaben die Kostensumme wider aktualisiert wurde</text:p>
            <text:p text:style-name="P42">Am besten aber Kostenberechnungsfunktion auslagern</text:p>
          </table:table-cell>
        </table:table-row>
      </table:table>
      <text:p text:style-name="Standard"/>
      <text:p text:style-name="Standard"/>
      <text:p text:style-name="Standard">5. Nichtfunktionale Anforderungen:</text:p>
      <text:p text:style-name="Standard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Testfall</text:p>
          </table:table-cell>
          <table:table-cell table:style-name="TableCell50">
            <text:p text:style-name="P51">erfolgreich<text:s/>/nicht<text:s/>erfolgreich</text:p>
          </table:table-cell>
          <table:table-cell table:style-name="TableCell52">
            <text:p text:style-name="P53">Anmerkungen</text:p>
          </table:table-cell>
        </table:table-row>
        <table:table-row table:style-name="TableRow54">
          <table:table-cell table:style-name="TableCell55">
            <text:p text:style-name="P56">Funktionale Anforderung F-1: Kassenfunktion</text:p>
          </table:table-cell>
          <table:table-cell table:style-name="TableCell57">
            <text:p text:style-name="P58">erfolgreich</text:p>
          </table:table-cell>
          <table:table-cell table:style-name="TableCell59">
            <text:p text:style-name="P60">Erstellen von pdf-Übersicht muss noch hinzugefügt<text:s/>werden</text:p>
          </table:table-cell>
        </table:table-row>
        <table:table-row table:style-name="TableRow61">
          <table:table-cell table:style-name="TableCell62">
            <text:p text:style-name="P63">Zuverlässigkeitsanforderung R-1:</text:p>
            <text:p text:style-name="P64">Exakte Berechnung</text:p>
          </table:table-cell>
          <table:table-cell table:style-name="TableCell65">
            <text:p text:style-name="P66">erfolgreich</text:p>
          </table:table-cell>
          <table:table-cell table:style-name="TableCell67">
            <text:p text:style-name="P68">Sollte die Eingabe von irgendeiner Literzahl zwingend sei, um zu verhindern, dass der Kassier die Eingabe der Literzahl vergisst?</text:p>
          </table:table-cell>
        </table:table-row>
        <table:table-row table:style-name="TableRow69">
          <table:table-cell table:style-name="TableCell70">
            <text:p text:style-name="P71">Leistungsanforderung P-2: Durchsatz</text:p>
          </table:table-cell>
          <table:table-cell table:style-name="TableCell72">
            <text:p text:style-name="P73">erfolgreich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Wartbarkeitsanforderung S-1: Geringe Kopplung</text:p>
          </table:table-cell>
          <table:table-cell table:style-name="TableCell79">
            <text:p text:style-name="P80">erfolgreich</text:p>
          </table:table-cell>
          <table:table-cell table:style-name="TableCell81">
            <text:p text:style-name="P82">Bereits in Accountframe eingebund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5-01T15:09:00Z</meta:creation-date>
    <dc:date>2016-07-08T10:22:00Z</dc:date>
    <meta:template xlink:href="Normal.dotm" xlink:type="simple"/>
    <meta:editing-cycles>4</meta:editing-cycles>
    <meta:editing-duration>PT0S</meta:editing-duration>
    <meta:document-statistic meta:page-count="1" meta:paragraph-count="3" meta:word-count="210" meta:character-count="1532" meta:row-count="11" meta:non-whitespace-character-count="1325"/>
  </office:meta>
</office:document-meta>
</file>